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5464312F3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丸ゴ Pro W4" svg:font-family="'ヒラギノ丸ゴ Pro W4'" style:font-pitch="variable"/>
    <style:font-face style:name="ヒラギノ明朝 Pro W31" svg:font-family="'ヒラギノ明朝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ヒラギノ明朝 Pro W3" svg:font-family="'ヒラギノ明朝 Pro W3'" style:font-family-generic="system" style:font-pitch="variable"/>
    <style:font-face style:name="メイリオ" svg:font-family="メイリオ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2cm" fo:min-width="5.1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73cm" fo:min-width="16.8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8cm" fo:min-width="8.828cm"/>
    </style:style>
    <style:style style:name="P1" style:family="paragraph">
      <style:paragraph-properties fo:text-align="center"/>
    </style:style>
    <style:style style:name="P2" style:family="paragraph">
      <style:text-properties fo:color="#eb613d" style:font-name="ヒラギノ丸ゴ Pro W4" fo:font-size="54pt" fo:font-weight="bold" style:font-name-asian="ヒラギノ丸ゴ Pro W4" style:font-size-asian="54pt" style:font-weight-asian="bold" style:font-size-complex="54pt" style:font-weight-complex="bold"/>
    </style:style>
    <style:style style:name="P3" style:family="paragraph">
      <style:text-properties fo:color="#ffffff" style:font-name="ヒラギノ丸ゴ Pro W4" fo:font-size="70pt" fo:font-weight="bold" style:font-name-asian="ヒラギノ丸ゴ Pro W4" style:font-size-asian="70pt" style:font-weight-asian="bold" style:font-size-complex="70pt" style:font-weight-complex="bold"/>
    </style:style>
    <style:style style:name="P4" style:family="paragraph">
      <style:paragraph-properties fo:line-height="150%" fo:text-align="center"/>
    </style:style>
    <style:style style:name="P5" style:family="paragraph">
      <style:paragraph-properties fo:text-align="center"/>
      <style:text-properties fo:color="#ffffff"/>
    </style:style>
    <style:style style:name="T1" style:family="text">
      <style:text-properties fo:color="#eb613d" style:font-name="ヒラギノ丸ゴ Pro W4" fo:font-size="54pt" fo:font-weight="bold" style:font-name-asian="ヒラギノ丸ゴ Pro W4" style:font-size-asian="54pt" style:font-weight-asian="bold" style:font-size-complex="54pt" style:font-weight-complex="bold"/>
    </style:style>
    <style:style style:name="T2" style:family="text">
      <style:text-properties fo:color="#ffffff" style:font-name="ヒラギノ丸ゴ Pro W4" fo:font-size="70pt" fo:font-weight="bold" style:font-name-asian="ヒラギノ丸ゴ Pro W4" style:font-size-asian="70pt" style:font-weight-asian="bold" style:font-size-complex="70pt" style:font-weight-complex="bold"/>
    </style:style>
    <style:style style:name="T3" style:family="text">
      <style:text-properties fo:color="#ffffff" style:font-name="ヒラギノ丸ゴ Pro W4" fo:font-size="26pt" fo:font-weight="bold" style:font-name-asian="ヒラギノ丸ゴ Pro W4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29.7cm" svg:x="0cm" svg:y="0cm">
          <draw:image xlink:href="Pictures/1000020100000384000005464312F3E3.png" xlink:type="simple" xlink:show="embed" xlink:actuate="onLoad">
            <text:p/>
          </draw:image>
        </draw:frame>
        <draw:frame draw:style-name="gr2" draw:text-style-name="P2" draw:layer="layout" svg:width="5.641cm" svg:height="2.512cm" svg:x="1.93cm" svg:y="1cm">
          <draw:text-box>
            <text:p><text:span text:style-name="T1">探検</text:span><text:span text:style-name="T1">!</text:span></text:p>
          </draw:text-box>
        </draw:frame>
        <draw:frame draw:style-name="gr3" draw:layer="layout" svg:width="0.502cm" svg:height="1.098cm" svg:x="22.5cm" svg:y="-0.5cm">
          <draw:text-box>
            <text:p/>
          </draw:text-box>
        </draw:frame>
        <draw:frame draw:style-name="gr4" draw:text-style-name="P3" draw:layer="layout" svg:width="17.321cm" svg:height="2.723cm" svg:x="1.859cm" svg:y="3.059cm">
          <draw:text-box>
            <text:p><text:span text:style-name="T2">Python Flask</text:span></text:p>
          </draw:text-box>
        </draw:frame>
        <draw:frame draw:style-name="gr5" draw:text-style-name="P5" draw:layer="layout" svg:width="9.328cm" svg:height="2.558cm" svg:x="5.966cm" svg:y="19.16cm">
          <draw:text-box>
            <text:p text:style-name="P4"><text:span text:style-name="T3">Robert Picard [</text:span><text:span text:style-name="T3">著</text:span><text:span text:style-name="T3">]</text:span></text:p>
            <text:p text:style-name="P4"><text:span text:style-name="T3">濱野 司 </text:span><text:span text:style-name="T3">[</text:span><text:span text:style-name="T3">訳</text:span><text:span text:style-name="T3">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ヒラギノ丸ゴ Pro W4" svg:font-family="'ヒラギノ丸ゴ Pro W4'" style:font-pitch="variable"/>
    <style:font-face style:name="ヒラギノ明朝 Pro W31" svg:font-family="'ヒラギノ明朝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ヒラギノ明朝 Pro W3" svg:font-family="'ヒラギノ明朝 Pro W3'" style:font-family-generic="system" style:font-pitch="variable"/>
    <style:font-face style:name="メイリオ" svg:font-family="メイリオ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メイリオ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 W3" style:font-family-asian="'ヒラギノ明朝 Pro W3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20T11:57:49.298993618</dc:date>
    <meta:editing-duration>PT21M39S</meta:editing-duration>
    <meta:editing-cycles>16</meta:editing-cycles>
    <meta:generator>LibreOffice/4.3.3.2$Linux_X86_64 LibreOffice_project/430m0$Build-2</meta:generator>
    <meta:document-statistic meta:object-count="5"/>
  </office:meta>
</office:document-meta>
</file>